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HelveticaNeue-Light, 'Helvetica Neue Light', 'Helvetica Neue', Helvetica, Arial, 'Lucida Grande',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text-properties fo:font-variant="normal" fo:text-transform="none" fo:color="#333333" style:font-name="Open Sans" fo:letter-spacing="normal" fo:font-style="normal" fo:font-weight="bold"/>
    </style:style>
    <style:style style:name="P2" style:family="paragraph" style:parent-style-name="Text_20_body">
      <style:paragraph-properties fo:margin-left="0in" fo:margin-right="0in" fo:margin-top="0in" fo:margin-bottom="0in" style:line-height-at-least="0.1055in" fo:widows="1" fo:text-indent="0in" style:auto-text-indent="false" fo:background-color="transparent" fo:padding="0in" fo:border="none">
        <style:background-image/>
      </style:paragraph-properties>
      <style:text-properties fo:font-variant="normal" fo:text-transform="none" fo:color="#444444" style:font-name="Open Sans" fo:font-size="11.3500003814697pt" fo:letter-spacing="normal" fo:font-style="normal" fo:font-weight="normal"/>
    </style:style>
    <style:style style:name="P3" style:family="paragraph" style:parent-style-name="Text_20_body" style:list-style-name="L1">
      <style:paragraph-properties fo:margin-left="0in" fo:margin-right="0in" fo:margin-top="0in" fo:margin-bottom="0in" style:line-height-at-least="0.1055in" fo:widows="1" fo:text-indent="0in" style:auto-text-indent="false" fo:background-color="transparent" fo:padding="0in" fo:border="none">
        <style:background-image/>
      </style:paragraph-properties>
      <style:text-properties fo:font-variant="normal" fo:text-transform="none" fo:color="#444444" style:font-name="Open Sans" fo:font-size="11.3500003814697pt" fo:letter-spacing="normal" fo:font-style="normal" fo:font-weight="normal"/>
    </style:style>
    <style:style style:name="P4" style:family="paragraph" style:parent-style-name="Text_20_body" style:list-style-name="L1">
      <style:paragraph-properties fo:margin-left="0in" fo:margin-right="0in" style:line-height-at-least="0.1055in" fo:widows="1" fo:text-indent="0in" style:auto-text-indent="false" fo:background-color="transparent" fo:padding="0in" fo:border="none">
        <style:background-image/>
      </style:paragraph-properties>
      <style:text-properties fo:font-variant="normal" fo:text-transform="none" fo:color="#444444" style:font-name="Open Sans" fo:font-size="11.3500003814697pt" fo:letter-spacing="normal" fo:font-style="normal" fo:font-weight="normal"/>
    </style:style>
    <style:style style:name="T1" style:family="text">
      <style:text-properties fo:font-variant="normal" fo:text-transform="none" fo:color="#333333" style:font-name="Open Sans" fo:letter-spacing="normal" fo:font-style="normal" fo:font-weight="bol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Facebook Design Teardown</text:h>
      <text:p text:style-name="Text_20_body"><text:line-break/><text:span text:style-name="T1">Home Page (when logged out)</text:span></text:p>
      <text:list xml:id="list1229439962785626200" text:style-name="L1">
        <text:list-item>
          <text:p text:style-name="P3">Go to each of the links above and immediately squint your eyes so you can't really see what they say.</text:p>
        </text:list-item>
      </text:list>
      <text:p text:style-name="P2"/>
      <text:list xml:id="list794629195" text:continue-numbering="true" text:style-name="L1">
        <text:list-item>
          <text:p text:style-name="P3">Sketch on a sheet of paper what the approximate visual hierarchy looks like -- what areas are denser and what areas are more sparse?</text:p>
        </text:list-item>
      </text:list>
      <text:p text:style-name="P2"/>
      <text:p text:style-name="P2">The densest area is the dark blue navigation bar across the top of the page, so that is where the eye is drawn to first, in particular the large bold Facebook logo, which works fine, this is the landing page, so the user wants to know that they came to the correct page. <text:s/>After that, moving right across the navigation bar, the user's eyes are drawn to the login/password section, which the user will immediately fill in if he has credentials and wishes to log in. <text:s/>If he does not have credentials, his eyes will wander down to the third element in the visual hierarchy, the Sign Up section, which takes up the right half of the page.</text:p>
      <text:p text:style-name="P2"/>
      <text:list xml:id="list235170218" text:continue-numbering="true" text:style-name="L1">
        <text:list-item>
          <text:p text:style-name="P3">Open your eyes and ask yourself "who is the most likely user of this page?"</text:p>
        </text:list-item>
      </text:list>
      <text:p text:style-name="P2"/>
      <text:p text:style-name="P2">Someone wanting to log in to Facebook.</text:p>
      <text:p text:style-name="P2"/>
      <text:list xml:id="list1239033992" text:continue-numbering="true" text:style-name="L1">
        <text:list-item>
          <text:p text:style-name="P3">What is that user's critical goal on that page?</text:p>
        </text:list-item>
      </text:list>
      <text:p text:style-name="P2"/>
      <text:p text:style-name="P2">Logging in to Facebook.</text:p>
      <text:p text:style-name="P2"/>
      <text:list xml:id="list398469131" text:continue-numbering="true" text:style-name="L1">
        <text:list-item>
          <text:p text:style-name="P3">Does the visual hierarchy you sketched lead to that goal?</text:p>
        </text:list-item>
      </text:list>
      <text:p text:style-name="P2"/>
      <text:p text:style-name="P2">Yes. <text:s/>The eyes first go to the Facebook logo in the upper left, assuring the user that they arrived at the right page, and then the eye is drawn to the login credentials area, which allows the user to do what they came to this page to do, login. </text:p>
      <text:p text:style-name="P2"/>
      <text:list xml:id="list1319763917" text:continue-numbering="true" text:style-name="L1">
        <text:list-item>
          <text:p text:style-name="P3">Do the relationships between the elements lead you to that goal (remember your CRAP principles)?</text:p>
        </text:list-item>
      </text:list>
      <text:p text:style-name="P2"/>
      <text:p text:style-name="P2">Yes. <text:s/>Foremost is color, which is used very well by making the navigation bar, which holds both the logo and the login credentials area, a dark blue, as opposed to the very light colors of the rest of the page. <text:s/>This is a great use of color. <text:s/>Next is repetition, which is used by keeping a consistent color scheme throughout the page, for example, creating a look that makes sense. <text:s/>Next is alignment, which is used very well. <text:s/>The logo is aligned to the left, while the login elements are all aligned right, and aligned to each other, creating a straight edge at the right side of the page. <text:s/>Finally, positioning is used very well, in that the position of the elements of the page in relation to the visual hierarchy parallels the critical goals of the user, which are to verify that they are on the right page, and then login, or if they do not have credentials, to sign up. <text:s/>CRAP principles were used eloquently in the design of this page.</text:p>
      <text:p text:style-name="P2"/>
      <text:list xml:id="list2164137349" text:continue-numbering="true" text:style-name="L1">
        <text:list-item>
          <text:p text:style-name="P3">What font families are most prominent on the page? (use the WhatFont add-on or your browser's developer tools to inspect this).</text:p>
        </text:list-item>
      </text:list>
      <text:p text:style-name="P2"><text:soft-page-break/></text:p>
      <text:p text:style-name="P2">"Freight Sans Bold," "lucida grande," tahoma, verdana, arial, and sans-serif.</text:p>
      <text:p text:style-name="P2"/>
      <text:list xml:id="list828985950" text:continue-numbering="true" text:style-name="L1">
        <text:list-item>
          <text:p text:style-name="P3">How do these font families contribute to or take away from the site's flow?</text:p>
        </text:list-item>
      </text:list>
      <text:p text:style-name="P2"/>
      <text:p text:style-name="P2">They contribute immensely to the site's flow by being consistent, thereby not interrupting the flow.</text:p>
      <text:p text:style-name="P2"/>
      <text:list xml:id="list2143534107" text:continue-numbering="true" text:style-name="L1">
        <text:list-item>
          <text:p text:style-name="P3">How do the line spacings, sizes and weights contribute to or take away from the site's flow?</text:p>
        </text:list-item>
      </text:list>
      <text:p text:style-name="P2"/>
      <text:p text:style-name="P2">They strongly contribute to the flow, for example, the Facebook logo is in a font that looks heavy and official, but modern, creating trust in the user, leading the user to continue with the flow of the page and move on to the login credentials section of the navigation bar, where the user will have enough trust to enter their login credentials.</text:p>
      <text:p text:style-name="P2"/>
      <text:list xml:id="list295164823" text:continue-numbering="true" text:style-name="L1">
        <text:list-item>
          <text:p text:style-name="P4">What would you improve to achieve a better hierarchy or flow? <text:s/></text:p>
          <text:p text:style-name="P4">Nothing, I like the hierarchy and flow of this page, it puts the user at ease and leads them along seamless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HelveticaNeue-Light, 'Helvetica Neue Light', 'Helvetica Neue', Helvetica, Arial, 'Lucida Grande',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an Camacho</meta:initial-creator>
    <meta:creation-date>2015-04-19T02:58:36</meta:creation-date>
    <meta:generator>OpenOffice/4.1.1$Unix OpenOffice.org_project/411m6$Build-9775</meta:generator>
    <dc:date>2015-04-28T13:32:20</dc:date>
    <dc:creator>Adan Camacho</dc:creator>
    <meta:editing-duration>PT2H3M10S</meta:editing-duration>
    <meta:editing-cycles>7</meta:editing-cycles>
    <meta:document-statistic meta:table-count="0" meta:image-count="0" meta:object-count="0" meta:page-count="2" meta:paragraph-count="21" meta:word-count="633" meta:character-count="3455"/>
  </office:meta>
</office:document-meta>
</file>